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text-indent="0cm" style:auto-text-indent="false" fo:padding="0cm" fo:border="none"/>
      <style:text-properties fo:font-variant="normal" fo:text-transform="none" fo:color="#000000" loext:opacity="100%" style:font-name="inherit" fo:font-size="10.8000001907349pt" fo:letter-spacing="normal" fo:font-style="normal" fo:font-weight="bold" loext:padding="0cm" loext:border="none"/>
    </style:style>
    <style:style style:name="P3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style:line-height-at-least="0.466cm" fo:text-align="start" style:justify-single-word="false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4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style:line-height-at-least="0.466cm" fo:text-align="start" style:justify-single-word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66cm" fo:text-align="start" style:justify-single-word="false" fo:text-indent="0cm" style:auto-text-indent="false"/>
      <style:text-properties fo:font-variant="normal" fo:text-transform="none" fo:color="#000000" loext:opacity="100%" style:font-name="inherit" fo:font-size="8.39999961853027pt" fo:letter-spacing="normal" fo:font-style="normal" fo:font-weight="normal" fo:background-color="#24262c" loext:padding="0cm" loext:border="none"/>
    </style:style>
    <style:style style:name="P8" style:family="paragraph" style:parent-style-name="Standard">
      <style:text-properties fo:color="#000000" loext:opacity="100%"/>
    </style:style>
    <style:style style:name="P9" style:family="paragraph" style:parent-style-name="Heading_20_2">
      <style:paragraph-properties fo:margin-left="0cm" fo:margin-right="0cm" fo:margin-top="0.508cm" fo:margin-bottom="0.169cm" style:contextual-spacing="false" fo:line-height="110%" fo:text-align="start" style:justify-single-word="false" fo:text-indent="0cm" style:auto-text-indent="false" fo:padding="0cm" fo:border="none"/>
      <style:text-properties fo:color="#000000" loext:opacity="100%" style:font-name="inherit" fo:font-size="14.3999996185303pt" fo:font-weight="bold" loext:padding="0cm" loext:border="none"/>
    </style:style>
    <style:style style:name="P10" style:family="paragraph" style:parent-style-name="Horizontal_20_Line">
      <style:paragraph-properties fo:margin-top="0cm" fo:margin-bottom="0cm" style:contextual-spacing="false" fo:orphans="2" fo:widows="2"/>
      <style:text-properties fo:color="#000000" loext:opacity="100%"/>
    </style:style>
    <style:style style:name="P11" style:family="paragraph" style:parent-style-name="Text_20_body">
      <style:text-properties fo:color="#d7d7d7" loext:opacity="100%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P14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T1" style:family="text">
      <style:text-properties fo:font-style="italic"/>
    </style:style>
    <style:style style:name="T2" style:family="text">
      <style:text-properties style:font-name="inherit"/>
    </style:style>
    <style:style style:name="T3" style:family="text">
      <style:text-properties style:font-name="inherit" fo:font-style="italic"/>
    </style:style>
    <style:style style:name="T4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iryani classes</text:h>
      <text:p text:style-name="P8"/>
      <text:p text:style-name="P8"/>
      <text:p text:style-name="P10"/>
      <text:section text:style-name="Sect1" text:name="problem-statement">
        <text:h text:style-name="P9" text:outline-level="2">Problem</text:h>
        <text:p text:style-name="P5">According to a recent survey, Biryani is the most ordered food. Chef wants to learn how to make world-class Biryani from a MasterChef. Chef will be required to attend the MasterChef's classes for <draw:frame draw:style-name="fr1" draw:name="Quadro1" text:anchor-type="char" svg:width="0.041cm" draw:z-index="0"><draw:text-box fo:min-height="0.041cm"><text:p text:style-name="P11">�</text:p></draw:text-box></draw:frame><text:span text:style-name="T1">X</text:span> weeks, and the cost of classes per week is <draw:frame draw:style-name="fr1" draw:name="Quadro2" text:anchor-type="char" svg:width="0.041cm" draw:z-index="1"><draw:text-box fo:min-height="0.041cm"><text:p text:style-name="P11">�</text:p></draw:text-box></draw:frame><text:span text:style-name="T1">Y</text:span> coins. What is the total amount of money that Chef will have to pay?</text:p>
        <text:h text:style-name="P2" text:outline-level="3">Input Format</text:h>
        <text:list xml:id="list3890186104" text:style-name="L1">
          <text:list-item>
            <text:p text:style-name="P13">The first line of input will contain an integer <draw:frame draw:style-name="fr1" draw:name="Quadro3" text:anchor-type="char" svg:width="0.041cm" draw:z-index="2"><draw:text-box fo:min-height="0.041cm"><text:p text:style-name="P11">�</text:p></draw:text-box></draw:frame><text:span text:style-name="T1">T</text:span> — the number of test cases. The description of <draw:frame draw:style-name="fr1" draw:name="Quadro4" text:anchor-type="char" svg:width="0.041cm" draw:z-index="3"><draw:text-box fo:min-height="0.041cm"><text:p text:style-name="P11">�</text:p></draw:text-box></draw:frame><text:span text:style-name="T1">T</text:span> test cases follows.</text:p>
          </text:list-item>
          <text:list-item>
            <text:p text:style-name="P13">The first and only line of each test case contains two space-separated integers <draw:frame draw:style-name="fr1" draw:name="Quadro5" text:anchor-type="char" svg:width="0.041cm" draw:z-index="4"><draw:text-box fo:min-height="0.041cm"><text:p text:style-name="P11">�</text:p></draw:text-box></draw:frame><text:span text:style-name="T1">X</text:span> and <draw:frame draw:style-name="fr1" draw:name="Quadro6" text:anchor-type="char" svg:width="0.041cm" draw:z-index="5"><draw:text-box fo:min-height="0.041cm"><text:p text:style-name="P11">�</text:p></draw:text-box></draw:frame><text:span text:style-name="T1">Y</text:span>, as described in the problem statement.</text:p>
          </text:list-item>
        </text:list>
        <text:h text:style-name="P2" text:outline-level="3">Output Format</text:h>
        <text:p text:style-name="P6">For each test case, output on a new line the total amount of money that Chef will have to pay.</text:p>
        <text:h text:style-name="P2" text:outline-level="3">Constraints</text:h>
        <text:list xml:id="list425668442" text:style-name="L2">
          <text:list-item>
            <text:p text:style-name="P14"><draw:frame draw:style-name="fr1" draw:name="Quadro7" text:anchor-type="char" svg:width="0.041cm" draw:z-index="6"><draw:text-box fo:min-height="0.041cm"><text:p text:style-name="P11">1≤�≤104</text:p></draw:text-box></draw:frame>1≤<text:span text:style-name="T3">T</text:span>≤10<text:span text:style-name="T2">4</text:span></text:p>
          </text:list-item>
          <text:list-item>
            <text:p text:style-name="P14"><draw:frame draw:style-name="fr1" draw:name="Quadro8" text:anchor-type="char" svg:width="0.041cm" draw:z-index="7"><draw:text-box fo:min-height="0.041cm"><text:p text:style-name="P11">1≤�,�≤100</text:p></draw:text-box></draw:frame>1≤<text:span text:style-name="T3">X</text:span>,<text:span text:style-name="T3">Y</text:span>≤100</text:p>
          </text:list-item>
        </text:list>
        <text:h text:style-name="P2" text:outline-level="3">Sample 1:</text:h>
        <text:p text:style-name="P7">Input</text:p>
        <text:p text:style-name="P7">Output</text:p>
        <text:p text:style-name="P3">4</text:p>
        <text:p text:style-name="P4">1 10</text:p>
        <text:p text:style-name="P4">1 15</text:p>
        <text:p text:style-name="P4">2 10</text:p>
        <text:p text:style-name="P4">2 15</text:p>
        <text:p text:style-name="P3">10</text:p>
        <text:p text:style-name="P4">15</text:p>
        <text:p text:style-name="P4">20</text:p>
        <text:p text:style-name="P4">30</text:p>
        <text:h text:style-name="P2" text:outline-level="3">Explanation:</text:h>
        <text:p text:style-name="P12"><text:span text:style-name="Strong_20_Emphasis"><text:span text:style-name="T4">Test case </text:span></text:span><draw:frame draw:style-name="fr1" draw:name="Quadro9" text:anchor-type="char" svg:width="0.041cm" draw:z-index="8"><draw:text-box fo:min-height="0.041cm"><text:p text:style-name="P11">1</text:p></draw:text-box></draw:frame><text:span text:style-name="Strong_20_Emphasis"><text:span text:style-name="T6">1</text:span></text:span><text:span text:style-name="Strong_20_Emphasis"><text:span text:style-name="T4">:</text:span></text:span><text:span text:style-name="T5"> Chef will be required to attend the MasterChef's classes for </text:span><draw:frame draw:style-name="fr1" draw:name="Quadro10" text:anchor-type="char" svg:width="0.041cm" draw:z-index="9"><draw:text-box fo:min-height="0.041cm"><text:p text:style-name="P11">1</text:p></draw:text-box></draw:frame><text:span text:style-name="T6">1</text:span><text:span text:style-name="T5"> week and the cost of classes per week is </text:span><draw:frame draw:style-name="fr1" draw:name="Quadro11" text:anchor-type="char" svg:width="0.041cm" draw:z-index="10"><draw:text-box fo:min-height="0.041cm"><text:p text:style-name="P11">10</text:p></draw:text-box></draw:frame><text:span text:style-name="T6">10</text:span><text:span text:style-name="T5"> coins. Hence, Chef will have to pay </text:span><draw:frame draw:style-name="fr1" draw:name="Quadro12" text:anchor-type="char" svg:width="0.041cm" draw:z-index="11"><draw:text-box fo:min-height="0.041cm"><text:p text:style-name="P11">10</text:p></draw:text-box></draw:frame><text:span text:style-name="T6">10</text:span><text:span text:style-name="T5"> coins in total.</text:span></text:p>
        <text:p text:style-name="P12"><text:span text:style-name="Strong_20_Emphasis"><text:span text:style-name="T4">Test case </text:span></text:span><draw:frame draw:style-name="fr1" draw:name="Quadro13" text:anchor-type="char" svg:width="0.041cm" draw:z-index="12"><draw:text-box fo:min-height="0.041cm"><text:p text:style-name="P11">2</text:p></draw:text-box></draw:frame><text:span text:style-name="Strong_20_Emphasis"><text:span text:style-name="T6">2</text:span></text:span><text:span text:style-name="Strong_20_Emphasis"><text:span text:style-name="T4">:</text:span></text:span><text:span text:style-name="T5"> Chef will be required to attend the MasterChef's classes for </text:span><draw:frame draw:style-name="fr1" draw:name="Quadro14" text:anchor-type="char" svg:width="0.041cm" draw:z-index="13"><draw:text-box fo:min-height="0.041cm"><text:p text:style-name="P11">1</text:p></draw:text-box></draw:frame><text:span text:style-name="T6">1</text:span><text:span text:style-name="T5"> week and the cost of classes per week is </text:span><draw:frame draw:style-name="fr1" draw:name="Quadro15" text:anchor-type="char" svg:width="0.041cm" draw:z-index="14"><draw:text-box fo:min-height="0.041cm"><text:p text:style-name="P11">15</text:p></draw:text-box></draw:frame><text:span text:style-name="T6">15</text:span><text:span text:style-name="T5"> coins. Hence, Chef will have to pay </text:span><draw:frame draw:style-name="fr1" draw:name="Quadro16" text:anchor-type="char" svg:width="0.041cm" draw:z-index="15"><draw:text-box fo:min-height="0.041cm"><text:p text:style-name="P11">15</text:p></draw:text-box></draw:frame><text:span text:style-name="T6">15</text:span><text:span text:style-name="T5"> coins in total.</text:span></text:p>
        <text:p text:style-name="P12"><text:span text:style-name="Strong_20_Emphasis"><text:span text:style-name="T4">Test case </text:span></text:span><draw:frame draw:style-name="fr1" draw:name="Quadro17" text:anchor-type="char" svg:width="0.041cm" draw:z-index="16"><draw:text-box fo:min-height="0.041cm"><text:p text:style-name="P11">3</text:p></draw:text-box></draw:frame><text:span text:style-name="Strong_20_Emphasis"><text:span text:style-name="T6">3</text:span></text:span><text:span text:style-name="Strong_20_Emphasis"><text:span text:style-name="T4">:</text:span></text:span><text:span text:style-name="T5"> Chef will be required to attend the MasterChef's classes for </text:span><draw:frame draw:style-name="fr1" draw:name="Quadro18" text:anchor-type="char" svg:width="0.041cm" draw:z-index="17"><draw:text-box fo:min-height="0.041cm"><text:p text:style-name="P11">2</text:p></draw:text-box></draw:frame><text:span text:style-name="T6">2</text:span><text:span text:style-name="T5"> weeks and the cost of classes per week is </text:span><draw:frame draw:style-name="fr1" draw:name="Quadro19" text:anchor-type="char" svg:width="0.041cm" draw:z-index="18"><draw:text-box fo:min-height="0.041cm"><text:p text:style-name="P11">10</text:p></draw:text-box></draw:frame><text:span text:style-name="T6">10</text:span><text:span text:style-name="T5"> coins. Hence, Chef will have to pay </text:span><draw:frame draw:style-name="fr1" draw:name="Quadro20" text:anchor-type="char" svg:width="0.041cm" draw:z-index="19"><draw:text-box fo:min-height="0.041cm"><text:p text:style-name="P11">20</text:p></draw:text-box></draw:frame><text:span text:style-name="T6">20</text:span><text:span text:style-name="T5"> coins in total.</text:span></text:p>
        <text:p text:style-name="P12"><text:span text:style-name="Strong_20_Emphasis"><text:span text:style-name="T4">Test case </text:span></text:span><draw:frame draw:style-name="fr1" draw:name="Quadro21" text:anchor-type="char" svg:width="0.041cm" draw:z-index="20"><draw:text-box fo:min-height="0.041cm"><text:p text:style-name="P11">4</text:p></draw:text-box></draw:frame><text:span text:style-name="Strong_20_Emphasis"><text:span text:style-name="T6">4</text:span></text:span><text:span text:style-name="Strong_20_Emphasis"><text:span text:style-name="T4">:</text:span></text:span><text:span text:style-name="T5"> Chef will be required to attend the MasterChef's classes for </text:span><draw:frame draw:style-name="fr1" draw:name="Quadro22" text:anchor-type="char" svg:width="0.041cm" draw:z-index="21"><draw:text-box fo:min-height="0.041cm"><text:p text:style-name="P11">2</text:p></draw:text-box></draw:frame><text:span text:style-name="T6">2</text:span><text:span text:style-name="T5"> weeks and the cost of classes per week is </text:span><draw:frame draw:style-name="fr1" draw:name="Quadro23" text:anchor-type="char" svg:width="0.041cm" draw:z-index="22"><draw:text-box fo:min-height="0.041cm"><text:p text:style-name="P11">15</text:p></draw:text-box></draw:frame><text:span text:style-name="T6">15</text:span><text:span text:style-name="T5"> coins. Hence, Chef will have to pay </text:span><draw:frame draw:style-name="fr1" draw:name="Quadro24" text:anchor-type="char" svg:width="0.041cm" draw:z-index="23"><draw:text-box fo:min-height="0.041cm"><text:p text:style-name="P11">30</text:p></draw:text-box></draw:frame><text:span text:style-name="T6">30</text:span><text:span text:style-name="T5"> coins in total.</text:span></text:p>
      </text:section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21:56:28.205000000</dc:date>
    <meta:editing-duration>PT53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52" meta:word-count="318" meta:character-count="1529" meta:non-whitespace-character-count="1266"/>
  </office:meta>
</office:document-meta>
</file>